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80008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800080"/>
    </style:style>
    <style:style style:name="ce35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d7d7"/>
      <style:text-properties fo:font-size="6pt" style:font-size-asian="6pt" style:font-size-complex="6pt"/>
    </style:style>
    <style:style style:name="ce39" style:family="table-cell" style:parent-style-name="Default">
      <style:table-cell-properties fo:background-color="#ff972f"/>
      <style:text-properties fo:font-size="6pt" style:font-size-asian="6pt" style:font-size-complex="6pt"/>
    </style:style>
    <style:style style:name="ce4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42" style:family="table-cell" style:parent-style-name="Default">
      <style:table-cell-properties fo:background-color="#bf0041"/>
      <style:text-properties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ackground-color="#81aca6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bf0041"/>
    </style:style>
    <style:style style:name="ce47" style:family="table-cell" style:parent-style-name="Default">
      <style:table-cell-properties fo:background-color="#ffd7d7"/>
    </style:style>
    <style:style style:name="ce48" style:family="table-cell" style:parent-style-name="Default">
      <style:table-cell-properties fo:background-color="#81aca6"/>
    </style:style>
    <style:style style:name="ce49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table table:name="Numbered_2" table:style-name="ta1">
        <table:table-column table:style-name="co1" table:default-cell-style-name="ce30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 table:style-name="ce35"/>
          <table:table-cell table:style-name="ce38" office:value-type="float" office:value="-28" calcext:value-type="float">
            <text:p>-28</text:p>
          </table:table-cell>
          <table:table-cell table:style-name="ce40" table:number-columns-repeated="26"/>
          <table:table-cell table:style-name="ce42" office:value-type="float" office:value="-1" calcext:value-type="float">
            <text:p>-1</text:p>
          </table:table-cell>
          <table:table-cell table:style-name="ce44" table:number-columns-repeated="995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  <table:table-cell table:number-columns-repeated="99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  <table:table-cell table:number-columns-repeated="99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  <table:table-cell table:number-columns-repeated="99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  <table:table-cell table:number-columns-repeated="993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  <table:table-cell table:number-columns-repeated="993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  <table:table-cell table:number-columns-repeated="99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  <table:table-cell table:number-columns-repeated="993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  <table:table-cell table:number-columns-repeated="993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/>
          <table:table-cell table:style-name="ce45" office:value-type="string" calcext:value-type="string">
            <text:p>Scatter targets</text:p>
          </table:table-cell>
          <table:table-cell table:number-columns-repeated="993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/>
          <table:table-cell table:style-name="ce46" office:value-type="string" calcext:value-type="string">
            <text:p>Blinky = -1</text:p>
          </table:table-cell>
          <table:table-cell table:number-columns-repeated="993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47" office:value-type="string" calcext:value-type="string">
            <text:p>Pinky = <text:s/>-28</text:p>
          </table:table-cell>
          <table:table-cell table:number-columns-repeated="993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3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48" office:value-type="string" calcext:value-type="string">
            <text:p>Inky = 895</text:p>
          </table:table-cell>
          <table:table-cell table:number-columns-repeated="993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3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/>
          <table:table-cell table:style-name="ce49" office:value-type="string" calcext:value-type="string">
            <text:p>Clyde = 868</text:p>
          </table:table-cell>
          <table:table-cell table:number-columns-repeated="993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3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3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3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3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3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1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1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1" office:value-type="float" office:value="588" calcext:value-type="float">
            <text:p>588</text:p>
          </table:table-cell>
          <table:table-cell table:style-name="ce3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3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3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3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 table:style-name="ce29" office:value-type="float" office:value="22" calcext:value-type="float">
            <text:p>22</text:p>
          </table:table-cell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3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3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3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3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1"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 table:style-name="ce29" office:value-type="float" office:value="24" calcext:value-type="float">
            <text:p>24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3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3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1"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5" calcext:value-type="float">
            <text:p>705</text:p>
          </table:table-cell>
          <table:table-cell table:style-name="ce3" office:value-type="float" office:value="706" calcext:value-type="float">
            <text:p>70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20" calcext:value-type="float">
            <text:p>720</text:p>
          </table:table-cell>
          <table:table-cell table:style-name="ce3" office:value-type="float" office:value="721" calcext:value-type="float">
            <text:p>72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 table:style-name="ce29" office:value-type="float" office:value="26" calcext:value-type="float">
            <text:p>26</text:p>
          </table:table-cell>
          <table:table-cell table:style-name="ce1" office:value-type="float" office:value="728" calcext:value-type="float">
            <text:p>72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4" calcext:value-type="float">
            <text:p>73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40" calcext:value-type="float">
            <text:p>74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2" calcext:value-type="float">
            <text:p>74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48" calcext:value-type="float">
            <text:p>74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1" office:value-type="float" office:value="756" calcext:value-type="float">
            <text:p>756</text:p>
          </table:table-cell>
          <table:table-cell table:style-name="ce3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3" office:value-type="float" office:value="768" calcext:value-type="float">
            <text:p>7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3" office:value-type="float" office:value="771" calcext:value-type="float">
            <text:p>77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995"/>
        </table:table-row>
        <table:table-row table:style-name="ro1">
          <table:table-cell table:style-name="ce29" office:value-type="float" office:value="28" calcext:value-type="float">
            <text:p>28</text:p>
          </table:table-cell>
          <table:table-cell table:style-name="ce1" office:value-type="float" office:value="784" calcext:value-type="float">
            <text:p>784</text:p>
          </table:table-cell>
          <table:table-cell table:style-name="ce3" office:value-type="float" office:value="785" calcext:value-type="float">
            <text:p>785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795" calcext:value-type="float">
            <text:p>795</text:p>
          </table:table-cell>
          <table:table-cell table:style-name="ce3" office:value-type="float" office:value="796" calcext:value-type="float">
            <text:p>796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798" calcext:value-type="float">
            <text:p>798</text:p>
          </table:table-cell>
          <table:table-cell table:style-name="ce3" office:value-type="float" office:value="799" calcext:value-type="float">
            <text:p>79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style-name="ce3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1" office:value-type="float" office:value="812" calcext:value-type="float">
            <text:p>8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38" calcext:value-type="float">
            <text:p>83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 table:style-name="ce29" office:value-type="float" office:value="30" calcext:value-type="float">
            <text:p>30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 table:style-name="ce35"/>
          <table:table-cell table:style-name="ce39" office:value-type="float" office:value="868" calcext:value-type="float">
            <text:p>868</text:p>
          </table:table-cell>
          <table:table-cell table:style-name="ce40" table:number-columns-repeated="26"/>
          <table:table-cell table:style-name="ce43" office:value-type="float" office:value="895" calcext:value-type="float">
            <text:p>895</text:p>
          </table:table-cell>
          <table:table-cell table:style-name="ce44" table:number-columns-repeated="995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9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l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8:16:58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5T09:21:14.892000000</dc:date>
    <meta:editing-duration>PT13H57M42S</meta:editing-duration>
    <meta:editing-cycles>31</meta:editing-cycles>
    <meta:generator>LibreOffice/7.1.1.2$Windows_X86_64 LibreOffice_project/fe0b08f4af1bacafe4c7ecc87ce55bb426164676</meta:generator>
    <meta:document-statistic meta:table-count="3" meta:cell-count="2696" meta:object-count="0"/>
  </office:meta>
</office:document-meta>
</file>